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300003CC600000CB6197C786E.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StarSymbol" svg:font-family="StarSymbol"/>
    <style:font-face style:name="TimesNewRoman" svg:font-family="TimesNewRoman" style:font-family-generic="roman"/>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er">
      <style:paragraph-properties fo:text-align="end" style:justify-single-word="false"/>
      <style:text-properties style:font-name="Arial" fo:font-size="8pt" style:font-size-asian="8pt" style:font-size-complex="8pt"/>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2pt" fo:font-weight="normal" style:font-name-asian="TimesNewRoman" style:font-size-asian="12pt" style:font-weight-asian="normal" style:font-name-complex="TimesNewRoman" style:font-size-complex="12pt" style:font-weight-complex="normal"/>
    </style:style>
    <style:style style:name="P4" style:family="paragraph" style:parent-style-name="Standard">
      <style:text-properties fo:font-variant="normal" fo:text-transform="none" fo:color="#000000" style:text-line-through-style="none" style:font-name="Arial1" fo:font-size="11pt" fo:font-style="normal" style:text-underline-style="none" fo:font-weight="bold" style:text-blinking="false" fo:background-color="transparent" style:font-name-asian="TimesNewRoman" style:font-size-asian="12pt" style:font-weight-asian="bold" style:font-name-complex="TimesNewRoman" style:font-size-complex="12pt" style:font-weight-complex="bold"/>
    </style:style>
    <style:style style:name="P5" style:family="paragraph" style:parent-style-name="Standard" style:list-style-name="L1">
      <style:text-properties style:font-name="Arial" fo:font-size="12pt" fo:font-weight="normal" style:font-name-asian="TimesNewRoman" style:font-size-asian="12pt" style:font-weight-asian="normal" style:font-name-complex="TimesNewRoman" style:font-size-complex="12pt" style:font-weight-complex="normal"/>
    </style:style>
    <style:style style:name="T1" style:family="text">
      <style:text-properties fo:font-weight="bold" style:font-weight-asian="bold" style:font-weight-complex="bold"/>
    </style:style>
    <style:style style:name="T2" style:family="text">
      <style:text-properties fo:font-variant="normal" fo:text-transform="none" fo:color="#000000" style:text-line-through-style="none" style:font-name="Arial1" fo:font-size="11pt" fo:font-style="normal" style:text-underline-style="none" style:text-blinking="false" fo:background-color="transparent"/>
    </style:style>
    <style:style style:name="T3" style:family="text">
      <style:text-properties fo:font-variant="normal" fo:text-transform="none" fo:color="#000000" style:text-line-through-style="none" style:font-name="Arial1" fo:font-size="11pt" fo:font-style="normal" style:text-underline-style="none" fo:font-weight="bold" style:text-blinking="false" fo:background-color="transparent" style:font-weight-asian="bold" style:font-weight-complex="bold"/>
    </style:style>
    <style:style style:name="fr1" style:family="graphic" style:parent-style-name="Graphics">
      <style:graphic-properties fo:margin-left="0in" fo:margin-right="0in" style:vertical-pos="from-top" style:vertical-rel="paragraph" style:horizontal-pos="from-left"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bajo Práctico Final</text:p>
      <text:p text:style-name="Standard"/>
      <text:p text:style-name="P3"><text:tab/>Se desea crear el juego “Batalla Espacial <text:span text:style-name="T1">(me)</text:span>”. El juego permitirá conectar hasta 4 dispositivos que controlarán cada uno su propia nave y consistirá en una batalla espacial en donde el objetivo será ser el último en quedar con vida. Las naves dispondrán de un conjunto de atributos básicos que serán:</text:p>
      <text:list xml:id="list1466343681" text:style-name="L1">
        <text:list-item>
          <text:p text:style-name="P5"><text:bookmark text:name="internal-source-marker_0.7664033039535969"/><text:span text:style-name="T3">V: velocidad</text:span><text:span text:style-name="T2">, cantidad de pixels que se desplaza por segundo. Inicialmente 10. Se podrá comprar mejoras para el motor de la nave por un valor de $10 por unidad del motor actual y se obtendrá una mejora del 2 pixeles de desplazamiento. Ejemplo: la primera mejora costará $10 x 10v = $100 y levará la velocidad a 12p. </text:span></text:p>
        </text:list-item>
        <text:list-item>
          <text:p text:style-name="P5"><text:span text:style-name="T3">E: escudo</text:span><text:span text:style-name="T2">, energía restante en el escudo. Inicialmente 100. Se podrá comprar una mejora por un valor de $5 por unidad actual y se mejorará en el entero menor de calcular el valor actual por un 10%. En la barra de compras se debe mostrar en todo momento el costo de comprar el siguiente nivel de escudo.</text:span></text:p>
        </text:list-item>
        <text:list-item>
          <text:p text:style-name="P5"><text:span text:style-name="T3">P: potencia del disparo</text:span><text:span text:style-name="T2">: inicialmente 10. Se podrá incrementar en el entero inferior que se obtienen al calcular P x 10% por un costo de $10 por unidad de potencia actual. </text:span><text:line-break/><text:span text:style-name="T2">$: dinero: es la cantidad de planta que tiene el jugador al comienzo del juego. Inicialmente $100.</text:span></text:p>
        </text:list-item>
        <text:list-item>
          <text:p text:style-name="P5"><text:span text:style-name="T3">C: cristales de la nave</text:span><text:span text:style-name="T2">: los cristales de la nave filtran la luz y permiten obtener un radio de visión determinado. Inicialmente 100 pixeles. Se podrá comprar cristales refinado obetniendo un radio de visión que se calculará como el valor actual por un 20%  de incremento. El costo será de $1 por unidad de visión actual.</text:span></text:p>
        </text:list-item>
        <text:list-item>
          <text:p text:style-name="P5"><text:span text:style-name="T1">Vidas</text:span>: cantidad de vidas restantes. Inicialmente 3. </text:p>
        </text:list-item>
        <text:list-item>
          <text:p text:style-name="P5"><text:span text:style-name="T1">Puntos</text:span>=0: cantidad de naves destruídas.</text:p>
          <text:p text:style-name="P5"/>
        </text:list-item>
      </text:list>
      <text:p text:style-name="P3"><text:tab/>Las naves se moverán utilizando las teclas de navegación de los dispositivos y la tecla de acción para realizar un disparo. Se podrán mover en las 8 direcciones básicas.</text:p>
      <text:p text:style-name="P3"><text:tab/>Durante el juego aparecerán monedas dentro del campo de acción. <text:s/>Las monedas otorgarán $5 al jugador que la junte pasando por encima con su nave.</text:p>
      <text:p text:style-name="P3"><text:tab/>Cuando un jugador dispara y acierta a otra nave, la nave que recibió el disparo perderá escudo en la cantidad de potencia de disparo que tiene el que disparó. Si la nave que ha recibido el disparo no tiene escudo suficiente para cubrir el impacto quedará destruida y se decrementará en 1 la vida del jugador. Cuando un jugador se queda sin vidas pierde el juego.</text:p>
      <text:p text:style-name="P3"><text:tab/>Cuando una nave explota dejará una moneda especial que aportará $20 al que la junte y cambiará su posición a las coordenadas iniciales que recibió.</text:p>
      <text:p text:style-name="P3"/>
      <text:p text:style-name="P3"><text:span text:style-name="T1">Suscripción</text:span>: los jugadores enviarán un mensaje al server con su nombre para suscribirse y quedarán en estado de listo para jugar. El mensaje será una cadena de texto con el nombre del jugador y recibirá como respuesta el <text:span text:style-name="T1">ID</text:span> que se le ha asignado, las coordenadas X|Y donde comenzará seguido del mapa de tiles que se utilizará. El mapa estará constituído por tiles de 50x50.</text:p>
      <text:p text:style-name="P3"/>
      <text:p text:style-name="P3">Cuando el juego comienza el server le envía un mensaje con la cadena <text:span text:style-name="T1">start </text:span>.</text:p>
      <text:p text:style-name="P3"/>
      <text:p text:style-name="P3">Mensajes:</text:p>
      <text:p text:style-name="P3"><text:bookmark text:name="internal-source-marker_0.76640330395359691"/><text:span text:style-name="T3">id | jugador | escudo | x | y | dir | (V/M) | laserpower | lx | ly | IDMoneda | FR</text:span><text:line-break/><text:span text:style-name="T2">donde “dir” indica hacia adonde está apuntando la nave. Los valores posibles son: N,NO, O, SO, S, SE, E, NE.</text:span><text:line-break/><text:span text:style-name="T2">(V/M) indica si está vivo o muerto.</text:span><text:line-break/><text:soft-page-break/>FR: El FrameRate actual del equipo.</text:p>
      <text:p text:style-name="P3">IDMoneda: id de la moneda que se ha levantado si se alcanzó alguna. Si esta celda contiene un id válido el servidor deberá eliminarla de la lista.</text:p>
      <text:p text:style-name="P3"/>
      <text:p text:style-name="P3">Cuando el server recibe un mensaje con una nave muerta, <text:s/>crea una moneda el la posición de la nave.</text:p>
      <text:p text:style-name="P3"><text:line-break/><text:span text:style-name="T2">El servidor a su vez responderá con un string con la siguiente forma: </text:span><text:line-break/><text:span text:style-name="T2">{</text:span></text:p>
      <text:p text:style-name="P3"><text:span text:style-name="T3">FR |</text:span><text:line-break/><text:span text:style-name="T1">id1 | </text:span><text:span text:style-name="T3">jugador1 | escudo | x1 | y1 | dir1 | laserpower1 | lx1 | ly1 ,</text:span><text:span text:style-name="T1"><text:line-break/>id2 | </text:span><text:span text:style-name="T3">jugador2 | x2 | y2 | dir2 | laserpower2 | lx2 | ly2 ,</text:span><text:span text:style-name="T1"><text:line-break/>id3 | </text:span><text:span text:style-name="T3">jugador3 | x3 | y3 | dir3 | laserpower3 | lx3 | ly3 ,</text:span><text:span text:style-name="T1"><text:line-break/>id4 | </text:span><text:span text:style-name="T3">jugador4 | x4 | y4 | dir4 | laserpower4 | lx4 | ly4 ,</text:span></text:p>
      <text:p text:style-name="P4">idM1 | Moneda1X | Moneda1Y ,</text:p>
      <text:p text:style-name="P4">idM2 | Moneda2X | Moneda2Y,</text:p>
      <text:p text:style-name="P3"><text:span text:style-name="T3">…</text:span><text:span text:style-name="T1"><text:line-break/></text:span><text:span text:style-name="T2">}</text:span><text:line-break/>donde cada celda ocupará la siguiente cantidad de espacios:</text:p>
      <text:p text:style-name="P3">FR: <text:tab/><text:tab/>3 char</text:p>
      <text:p text:style-name="P3">id de jugador o moneda:<text:tab/><text:tab/>4 char</text:p>
      <text:p text:style-name="P3">JugadorX: <text:tab/>10 char</text:p>
      <text:p text:style-name="P3">X, Y :<text:tab/><text:tab/>4 char</text:p>
      <text:p text:style-name="P3">dir: <text:tab/><text:tab/>2 char</text:p>
      <text:p text:style-name="P3">escudo: <text:tab/>4 char</text:p>
      <text:p text:style-name="P3">laser:<text:tab/><text:tab/>3 char</text:p>
      <text:p text:style-name="P3">lx, ly:<text:tab/><text:tab/>4 char</text:p>
      <text:p text:style-name="P3">MX, My:<text:tab/>4 char</text:p>
      <text:p text:style-name="P3"/>
      <text:p text:style-name="P3">FR determina cual es el FrameRate actual que debe tomarse y los dispositivos más rápidos deberán dormirse para tener una actualización acorde a ese FR. El máximo FR es de 30fps.<text:line-break/>C<text:span text:style-name="T2">uando se recibe el paquete desde el servidor, se verifica si alguien nos ha acertado con un tiro. De ser así, se deberá restar la potencia del tiro del jugador que nos ha acertado del escudo del jugador. Si en el total la resta da menor a cero, el jugador pierde una vida.</text:span><text:line-break/></text:p>
      <text:p text:style-name="P3">La superficie de juego será de 5000x5000</text:p>
      <text:p text:style-name="P3"/>
      <text:p text:style-name="P3">rellenar con espacios los lugares en blan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StarSymbol" svg:font-family="StarSymbol"/>
    <style:font-face style:name="TimesNewRoman" svg:font-family="TimesNewRoman" style:font-family-generic="roman"/>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s" fo:country="AR"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in" fo:margin-right="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in" fo:margin-right="0.0783in" fo:margin-top="0.0398in" fo:margin-bottom="0.0398in" fo:text-align="center" style:justify-single-word="false" fo:text-indent="0in" style:auto-text-indent="false"/>
    </style:style>
    <style:style style:name="Encabezado1" style:family="paragraph" style:parent-style-name="Standard">
      <style:paragraph-properties fo:margin-top="0.1654in" fo:margin-bottom="0.0827in"/>
    </style:style>
    <style:style style:name="Encabezado2" style:family="paragraph" style:parent-style-name="Standard">
      <style:paragraph-properties fo:margin-top="0.1654in" fo:margin-bottom="0.0827in"/>
    </style:style>
    <style:style style:name="Línea_20_de_20_dimensiones" style:display-name="Línea de dimensiones" style:family="paragraph" style:parent-style-name="Standard"/>
    <style:style style:name="lyt-analysis_7e_LT_7e_Gliederung_20_1" style:display-name="lyt-analysis~LT~Gliederung 1" style:family="paragraph">
      <style:paragraph-properties fo:margin-left="0.4701in" fo:margin-right="0in" fo:margin-top="0in" fo:margin-bottom="0.1965in" fo:text-align="start" style:justify-single-word="false" fo:text-indent="-0.4098in" style:auto-text-indent="false" style:text-autospace="none"/>
      <style:text-properties fo:color="#000000"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lyt-analysis_7e_LT_7e_Gliederung_20_2" style:display-name="lyt-analysis~LT~Gliederung 2" style:family="paragraph" style:parent-style-name="lyt-analysis_7e_LT_7e_Gliederung_20_1">
      <style:paragraph-properties fo:margin-left="0.9402in" fo:margin-right="0in" fo:margin-top="0in" fo:margin-bottom="0.1575in" fo:text-indent="-0.4098in" style:auto-text-indent="false">
        <style:tab-stops/>
      </style:paragraph-properties>
      <style:text-properties fo:font-size="28pt" style:font-size-asian="28pt" style:font-size-complex="28pt"/>
    </style:style>
    <style:style style:name="lyt-analysis_7e_LT_7e_Gliederung_20_3" style:display-name="lyt-analysis~LT~Gliederung 3" style:family="paragraph" style:parent-style-name="lyt-analysis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lyt-analysis_7e_LT_7e_Gliederung_20_4" style:display-name="lyt-analysis~LT~Gliederung 4" style:family="paragraph" style:parent-style-name="lyt-analysis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lyt-analysis_7e_LT_7e_Gliederung_20_5" style:display-name="lyt-analysis~LT~Gliederung 5" style:family="paragraph" style:parent-style-name="lyt-analysis_7e_LT_7e_Gliederung_20_4">
      <style:paragraph-properties fo:margin-left="2.3626in" fo:margin-right="0in" fo:margin-top="0in" fo:margin-bottom="0.0398in" fo:text-indent="-0.2362in" style:auto-text-indent="false">
        <style:tab-stops/>
      </style:paragraph-properties>
    </style:style>
    <style:style style:name="lyt-analysis_7e_LT_7e_Gliederung_20_6" style:display-name="lyt-analysis~LT~Gliederung 6" style:family="paragraph" style:parent-style-name="lyt-analysis_7e_LT_7e_Gliederung_20_5">
      <style:paragraph-properties fo:margin-left="2.8346in" fo:margin-right="0in" fo:text-indent="-0.2362in" style:auto-text-indent="false">
        <style:tab-stops/>
      </style:paragraph-properties>
    </style:style>
    <style:style style:name="lyt-analysis_7e_LT_7e_Gliederung_20_7" style:display-name="lyt-analysis~LT~Gliederung 7" style:family="paragraph" style:parent-style-name="lyt-analysis_7e_LT_7e_Gliederung_20_6">
      <style:paragraph-properties fo:margin-left="3.3071in" fo:margin-right="0in" fo:text-indent="-0.2362in" style:auto-text-indent="false">
        <style:tab-stops/>
      </style:paragraph-properties>
    </style:style>
    <style:style style:name="lyt-analysis_7e_LT_7e_Gliederung_20_8" style:display-name="lyt-analysis~LT~Gliederung 8" style:family="paragraph" style:parent-style-name="lyt-analysis_7e_LT_7e_Gliederung_20_7">
      <style:paragraph-properties fo:margin-left="3.7799in" fo:margin-right="0in" fo:text-indent="-0.2362in" style:auto-text-indent="false">
        <style:tab-stops/>
      </style:paragraph-properties>
    </style:style>
    <style:style style:name="lyt-analysis_7e_LT_7e_Gliederung_20_9" style:display-name="lyt-analysis~LT~Gliederung 9" style:family="paragraph" style:parent-style-name="lyt-analysis_7e_LT_7e_Gliederung_20_8">
      <style:paragraph-properties fo:margin-left="4.252in" fo:margin-right="0in" fo:text-indent="-0.2362in" style:auto-text-indent="false">
        <style:tab-stops/>
      </style:paragraph-properties>
    </style:style>
    <style:style style:name="lyt-analysis_7e_LT_7e_Titel" style:display-name="lyt-analysis~LT~Titel" style:family="paragraph">
      <style:paragraph-properties fo:text-align="start" style:justify-single-word="false" style:text-autospace="none"/>
      <style:text-properties fo:color="#4c5784" style:text-outline="false" style:text-line-through-style="none" style:font-name="Arial" fo:font-size="44pt" fo:font-style="normal" fo:text-shadow="none" style:text-underline-style="none" fo:font-weight="bold" style:font-name-asian="Arial" style:font-size-asian="44pt" style:font-style-asian="normal" style:font-weight-asian="bold" style:font-name-complex="Arial" style:font-size-complex="44pt" style:font-style-complex="normal" style:font-weight-complex="bold"/>
    </style:style>
    <style:style style:name="lyt-analysis_7e_LT_7e_Untertitel" style:display-name="lyt-analysis~LT~Untertitel" style:family="paragraph">
      <style:paragraph-properties fo:margin-left="0.2362in" fo:margin-right="0in" fo:text-align="center" style:justify-single-word="false" fo:text-indent="-0.2362in" style:auto-text-indent="false" style:text-autospace="none"/>
      <style:text-properties fo:color="#000000"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lyt-analysis_7e_LT_7e_Notizen" style:display-name="lyt-analysis~LT~Notizen" style:family="paragraph">
      <style:paragraph-properties style:text-autospace="none"/>
      <style:text-properties fo:color="#000000" style:text-outline="false"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lyt-analysis_7e_LT_7e_Hintergrundobjekte" style:display-name="lyt-analysis~LT~Hintergrundobjekte" style:family="paragraph">
      <style:paragraph-properties style:text-autospace="none"/>
      <style:text-properties style:font-name="Arial" style:font-name-asian="Arial" style:font-name-complex="Arial"/>
    </style:style>
    <style:style style:name="lyt-analysis_7e_LT_7e_Hintergrund" style:display-name="lyt-analysis~LT~Hintergrund" style:family="paragraph">
      <style:paragraph-properties style:text-autospace="none"/>
    </style:style>
    <style:style style:name="WW-Título" style:family="paragraph">
      <style:paragraph-properties fo:text-align="start" style:justify-single-word="false" style:text-autospace="none"/>
      <style:text-properties fo:color="#4c5784" style:text-outline="false" style:text-line-through-style="none" style:font-name="Arial" fo:font-size="44pt" fo:font-style="normal" fo:text-shadow="none" style:text-underline-style="none" fo:font-weight="bold" style:font-name-asian="Arial" style:font-size-asian="44pt" style:font-style-asian="normal" style:font-weight-asian="bold" style:font-name-complex="Arial" style:font-size-complex="44pt" style:font-style-complex="normal" style:font-weight-complex="bold"/>
    </style:style>
    <style:style style:name="Objetos_20_de_20_fondo" style:display-name="Objetos de fondo" style:family="paragraph">
      <style:paragraph-properties style:text-autospace="none"/>
      <style:text-properties style:font-name="Arial" style:font-name-asian="Arial" style:font-name-complex="Arial"/>
    </style:style>
    <style:style style:name="Fondo" style:family="paragraph">
      <style:paragraph-properties style:text-autospace="none"/>
    </style:style>
    <style:style style:name="Notas" style:family="paragraph">
      <style:paragraph-properties style:text-autospace="none"/>
      <style:text-properties fo:color="#000000" style:text-outline="false"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Esquema_20_1" style:display-name="Esquema 1" style:family="paragraph">
      <style:paragraph-properties fo:margin-left="0.4701in" fo:margin-right="0in" fo:margin-top="0in" fo:margin-bottom="0.1965in" fo:text-align="start" style:justify-single-word="false" fo:text-indent="-0.4098in" style:auto-text-indent="false" style:text-autospace="none"/>
      <style:text-properties fo:color="#000000"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Esquema_20_2" style:display-name="Esquema 2" style:family="paragraph" style:parent-style-name="Esquema_20_1">
      <style:paragraph-properties fo:margin-left="0.9402in" fo:margin-right="0in" fo:margin-top="0in" fo:margin-bottom="0.1575in" fo:text-indent="-0.4098in" style:auto-text-indent="false">
        <style:tab-stops/>
      </style:paragraph-properties>
      <style:text-properties fo:font-size="28pt" style:font-size-asian="28pt" style:font-size-complex="28pt"/>
    </style:style>
    <style:style style:name="Esquema_20_3" style:display-name="Esquema 3" style:family="paragraph" style:parent-style-name="Esquema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Esquema_20_4" style:display-name="Esquema 4" style:family="paragraph" style:parent-style-name="Esquema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Esquema_20_5" style:display-name="Esquema 5" style:family="paragraph" style:parent-style-name="Esquema_20_4">
      <style:paragraph-properties fo:margin-left="2.3626in" fo:margin-right="0in" fo:margin-top="0in" fo:margin-bottom="0.0398in" fo:text-indent="-0.2362in" style:auto-text-indent="false">
        <style:tab-stops/>
      </style:paragraph-properties>
    </style:style>
    <style:style style:name="Esquema_20_6" style:display-name="Esquema 6" style:family="paragraph" style:parent-style-name="Esquema_20_5">
      <style:paragraph-properties fo:margin-left="2.8346in" fo:margin-right="0in" fo:text-indent="-0.2362in" style:auto-text-indent="false">
        <style:tab-stops/>
      </style:paragraph-properties>
    </style:style>
    <style:style style:name="Esquema_20_7" style:display-name="Esquema 7" style:family="paragraph" style:parent-style-name="Esquema_20_6">
      <style:paragraph-properties fo:margin-left="3.3071in" fo:margin-right="0in" fo:text-indent="-0.2362in" style:auto-text-indent="false">
        <style:tab-stops/>
      </style:paragraph-properties>
    </style:style>
    <style:style style:name="Esquema_20_8" style:display-name="Esquema 8" style:family="paragraph" style:parent-style-name="Esquema_20_7">
      <style:paragraph-properties fo:margin-left="3.7799in" fo:margin-right="0in" fo:text-indent="-0.2362in" style:auto-text-indent="false">
        <style:tab-stops/>
      </style:paragraph-properties>
    </style:style>
    <style:style style:name="Esquema_20_9" style:display-name="Esquema 9" style:family="paragraph" style:parent-style-name="Esquema_20_8">
      <style:paragraph-properties fo:margin-left="4.252in" fo:margin-right="0in" fo:text-indent="-0.2362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fo:font-size="8pt" style:font-size-asian="8pt" style:font-size-complex="8pt"/>
    </style:style>
    <style:style style:name="Mfr1" style:family="graphic" style:parent-style-name="Graphics">
      <style:graphic-properties fo:margin-left="0in" fo:margin-right="0in" style:vertical-pos="from-top" style:vertical-rel="paragraph" style:horizontal-pos="from-left"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raw:frame draw:style-name="Mfr1" draw:name="Imagen 1" text:anchor-type="paragraph" svg:x="0.0118in" svg:y="0.0098in" svg:width="1.961in" svg:height="0.4102in" draw:z-index="1"><draw:image xlink:href="Pictures/2000001300003CC600000CB6197C786E.wmf" xlink:type="simple" xlink:show="embed" xlink:actuate="onLoad"/></draw:frame>Facultad de Ingeniería y Ciencias Hídricas</text:p>
        <text:p text:style-name="MP1">Programación de Dispositivos Móviles</text:p>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meta:creation-date>2008-03-13T11:27:37</meta:creation-date>
    <dc:date>2011-11-12T20:52:42</dc:date>
    <meta:editing-cycles>50</meta:editing-cycles>
    <meta:editing-duration>PT15H35M58S</meta:editing-duration>
    <dc:creator>ferdinando </dc:creator>
    <meta:document-statistic meta:table-count="0" meta:image-count="1" meta:object-count="0" meta:page-count="2" meta:paragraph-count="37" meta:word-count="866" meta:character-count="4634"/>
    <meta:user-defined meta:name="Info 1"/>
    <meta:user-defined meta:name="Info 2"/>
    <meta:user-defined meta:name="Info 3"/>
    <meta:user-defined meta:name="Info 4"/>
  </office:meta>
</office:document-meta>
</file>